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2000001A9E33EC36F0EBE3543.png" manifest:media-type="image/png"/>
  <manifest:file-entry manifest:full-path="Pictures/100000010000035200000112337C7913D1AA9475.png" manifest:media-type="image/png"/>
  <manifest:file-entry manifest:full-path="Pictures/100000010000034E0000010E1BC87F2811F69837.png" manifest:media-type="image/png"/>
  <manifest:file-entry manifest:full-path="Pictures/10000001000003590000011C71317DA8B90C32ED.png" manifest:media-type="image/png"/>
  <manifest:file-entry manifest:full-path="Pictures/100000010000034A0000010A1F8E390B32E7CDC3.png" manifest:media-type="image/png"/>
  <manifest:file-entry manifest:full-path="Pictures/1000000100000352000001483292905EFF41956C.png" manifest:media-type="image/png"/>
  <manifest:file-entry manifest:full-path="Pictures/1000000100000355000001662D0FB7FE2C1EA285.png" manifest:media-type="image/png"/>
  <manifest:file-entry manifest:full-path="Pictures/100000010000034E00000137FF249BA3C6F7949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n1" text:anchor-type="char" svg:width="6.9252in" svg:height="3.5283in" draw:z-index="0"><draw:image xlink:href="Pictures/1000000100000342000001A9E33EC36F0EBE3543.png" xlink:type="simple" xlink:show="embed" xlink:actuate="onLoad" draw:mime-type="image/png"/></draw:frame><text:s/></text:p>
      <text:p text:style-name="Preformatted_20_Text"/>
      <text:p text:style-name="Preformatted_20_Text"><draw:frame draw:style-name="fr1" draw:name="Imagen2" text:anchor-type="char" svg:width="6.9252in" svg:height="2.2319in" draw:z-index="1"><draw:image xlink:href="Pictures/100000010000035200000112337C7913D1AA9475.png" xlink:type="simple" xlink:show="embed" xlink:actuate="onLoad" draw:mime-type="image/png"/></draw:frame><text:s/></text:p>
      <text:p text:style-name="Preformatted_20_Text"/>
      <text:p text:style-name="Preformatted_20_Text"><draw:frame draw:style-name="fr1" draw:name="Imagen3" text:anchor-type="char" svg:width="6.9252in" svg:height="2.2098in" draw:z-index="2"><draw:image xlink:href="Pictures/100000010000034E0000010E1BC87F2811F69837.png" xlink:type="simple" xlink:show="embed" xlink:actuate="onLoad" draw:mime-type="image/png"/></draw:frame><text:s/></text:p>
      <text:p text:style-name="P1"/>
      <text:p text:style-name="Preformatted_20_Text"><draw:frame draw:style-name="fr1" draw:name="Imagen4" text:anchor-type="char" svg:width="6.9252in" svg:height="2.6717in" draw:z-index="3"><draw:image xlink:href="Pictures/1000000100000352000001483292905EFF41956C.png" xlink:type="simple" xlink:show="embed" xlink:actuate="onLoad" draw:mime-type="image/png"/></draw:frame><text:s/></text:p>
      <text:p text:style-name="Preformatted_20_Text"/>
      <text:p text:style-name="Preformatted_20_Text"><draw:frame draw:style-name="fr1" draw:name="Imagen5" text:anchor-type="char" svg:width="6.9252in" svg:height="2.1866in" draw:z-index="4"><draw:image xlink:href="Pictures/100000010000034A0000010A1F8E390B32E7CDC3.png" xlink:type="simple" xlink:show="embed" xlink:actuate="onLoad" draw:mime-type="image/png"/></draw:frame><text:s/></text:p>
      <text:p text:style-name="Preformatted_20_Text"/>
      <text:p text:style-name="Preformatted_20_Text"><draw:frame draw:style-name="fr1" draw:name="Imagen6" text:anchor-type="char" svg:width="6.9252in" svg:height="2.2945in" draw:z-index="5"><draw:image xlink:href="Pictures/10000001000003590000011C71317DA8B90C32ED.png" xlink:type="simple" xlink:show="embed" xlink:actuate="onLoad" draw:mime-type="image/png"/></draw:frame><text:s/></text:p>
      <text:p text:style-name="Preformatted_20_Text"/>
      <text:p text:style-name="Preformatted_20_Text"/>
      <text:p text:style-name="P1"/>
      <text:p text:style-name="Preformatted_20_Text"/>
      <text:p text:style-name="Preformatted_20_Text"><draw:frame draw:style-name="fr1" draw:name="Imagen7" text:anchor-type="char" svg:width="6.9252in" svg:height="2.5453in" draw:z-index="6"><draw:image xlink:href="Pictures/100000010000034E00000137FF249BA3C6F7949E.png" xlink:type="simple" xlink:show="embed" xlink:actuate="onLoad" draw:mime-type="image/png"/></draw:frame><text:s text:c="2"/></text:p>
      <text:p text:style-name="Preformatted_20_Text"/>
      <text:p text:style-name="Preformatted_20_Text"><draw:frame draw:style-name="fr1" draw:name="Imagen8" text:anchor-type="char" svg:width="6.9252in" svg:height="2.9063in" draw:z-index="7"><draw:image xlink:href="Pictures/1000000100000355000001662D0FB7FE2C1EA2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11-25T21:32:51.249000000</dc:date>
    <meta:editing-duration>PT10M21S</meta:editing-duration>
    <meta:editing-cycles>3</meta:editing-cycles>
    <meta:document-statistic meta:table-count="0" meta:image-count="8" meta:object-count="0" meta:page-count="3" meta:paragraph-count="7" meta:word-count="0" meta:character-count="8" meta:non-whitespace-character-count="0"/>
  </office:meta>
</office:document-meta>
</file>